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723cm" fo:min-width="1.298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4cm" fo:min-width="1.723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0.72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22cm" fo:min-width="1.384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22cm" fo:min-width="0.747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475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22cm" fo:min-width="1.614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22cm" fo:min-width="1.595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5.499cm" svg:y="5.799cm">
          <text:p text:style-name="P1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3cm" svg:height="3cm" svg:x="5.5cm" svg:y="10.4cm">
          <text:p text:style-name="P1"><text:span text:style-name="T1">Encrypted</text:span></text:p>
          <text:p text:style-name="P1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xml:id="id14" draw:id="id14" draw:layer="layout" draw:type="line" svg:x1="6.999cm" svg:y1="8.799cm" svg:x2="7cm" svg:y2="10.4cm" draw:start-shape="id1" draw:start-glue-point="8" draw:end-shape="id2" draw:end-glue-point="5" svg:d="M6999 8799l1 1601" svg:viewBox="0 0 2 1602">
          <text:p/>
        </draw:connector>
        <draw:custom-shape draw:style-name="gr3" draw:text-style-name="P3" xml:id="id13" draw:id="id13" draw:layer="layout" svg:width="2.325cm" svg:height="3cm" svg:x="10.75cm" svg:y="8.101cm">
          <text:p text:style-name="P1"><text:span text:style-name="T1">Public-Ke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3" draw:id="id3" draw:layer="layout" svg:width="3cm" svg:height="3cm" svg:x="5.502cm" svg:y="15.003cm">
          <text:p text:style-name="P1"><text:span text:style-name="T1">Decrypted</text:span></text:p>
          <text:p text:style-name="P1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11" draw:id="id11" draw:layer="layout" svg:width="2.25cm" svg:height="2.998cm" svg:x="10.825cm" svg:y="12.702cm">
          <text:p text:style-name="P1"><text:span text:style-name="T1">Private-Ke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xml:id="id15" draw:id="id15" draw:layer="layout" draw:type="line" svg:x1="7cm" svg:y1="13.4cm" svg:x2="7.002cm" svg:y2="15.003cm" draw:start-shape="id2" draw:start-glue-point="8" draw:end-shape="id3" draw:end-glue-point="5" svg:d="M7000 13400l2 1603" svg:viewBox="0 0 3 1604">
          <text:p/>
        </draw:connector>
        <draw:connector draw:style-name="gr2" draw:text-style-name="P2" draw:layer="layout" svg:x1="15.25cm" svg:y1="11cm" svg:x2="8.913cm" svg:y2="14.201cm" draw:start-shape="id4" draw:start-glue-point="8" draw:end-shape="id5" draw:end-glue-point="0" svg:d="M15250 11000v1523h-6337v1678" svg:viewBox="0 0 6338 3202">
          <text:p/>
        </draw:connector>
        <draw:custom-shape draw:style-name="gr1" draw:text-style-name="P2" xml:id="id4" draw:id="id4" draw:layer="layout" svg:width="3cm" svg:height="3cm" svg:x="13.75cm" svg:y="8cm">
          <text:p text:style-name="P1"><text:span text:style-name="T1">User input</text:span></text:p>
          <text:p text:style-name="P1"><text:span text:style-name="T1">path to ke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xml:id="id7" draw:id="id7" draw:layer="layout" svg:width="2.5cm" svg:height="1.4cm" svg:x="5.45cm" svg:y="21.2cm">
          <text:p text:style-name="P1"><text:span text:style-name="T1">equal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5" xml:id="id6" draw:id="id6" draw:layer="layout" svg:width="2.5cm" svg:height="1.6cm" svg:x="5.45cm" svg:y="18.8cm">
          <text:p text:style-name="P1"><text:span text:style-name="T1">compar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6.7cm" svg:y1="20.4cm" svg:x2="6.7cm" svg:y2="21.2cm" draw:start-shape="id6" draw:start-glue-point="2" draw:end-shape="id7" draw:end-glue-point="4" svg:d="M6700 20400v800" svg:viewBox="0 0 1 801">
          <text:p/>
        </draw:connector>
        <draw:custom-shape draw:style-name="gr7" draw:text-style-name="P4" xml:id="id9" draw:id="id9" draw:layer="layout" svg:width="1.275cm" svg:height="0.8cm" svg:x="8.95cm" svg:y="21.5cm">
          <text:p text:style-name="P1"><text:span text:style-name="T1">rejec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7cm" svg:y1="22.6cm" svg:x2="6.7cm" svg:y2="23.8cm" draw:start-shape="id7" draw:start-glue-point="6" draw:end-shape="id8" svg:d="M6700 22600v1200" svg:viewBox="0 0 1 1201">
          <text:p/>
        </draw:connector>
        <draw:connector draw:style-name="gr2" draw:text-style-name="P2" draw:layer="layout" svg:x1="7.95cm" svg:y1="21.9cm" svg:x2="8.95cm" svg:y2="21.9cm" draw:start-shape="id7" draw:start-glue-point="7" draw:end-shape="id9" draw:end-glue-point="3" svg:d="M7950 21900h1000" svg:viewBox="0 0 1001 1">
          <text:p/>
        </draw:connector>
        <draw:frame draw:style-name="gr8" draw:text-style-name="P6" draw:layer="layout" svg:width="1.2cm" svg:height="0.725cm" svg:x="6.75cm" svg:y="22.3cm">
          <draw:text-box>
            <text:p><text:span text:style-name="T1">yes</text:span></text:p>
          </draw:text-box>
        </draw:frame>
        <draw:frame draw:style-name="gr8" draw:text-style-name="P6" draw:layer="layout" svg:width="1.2cm" svg:height="0.725cm" svg:x="7.65cm" svg:y="21.175cm">
          <draw:text-box>
            <text:p><text:span text:style-name="T1">no</text:span></text:p>
          </draw:text-box>
        </draw:frame>
        <draw:connector draw:style-name="gr2" draw:text-style-name="P2" draw:layer="layout" draw:line-skew="-0.186cm" svg:x1="5.799cm" svg:y1="7.299cm" svg:x2="5.45cm" svg:y2="19.6cm" draw:start-shape="id1" draw:start-glue-point="6" draw:end-shape="id6" svg:d="M5799 7299h-1049v12301h700" svg:viewBox="0 0 1050 12302">
          <text:p/>
        </draw:connector>
        <draw:connector draw:style-name="gr2" draw:text-style-name="P2" draw:layer="layout" svg:x1="6.696cm" svg:y1="18.003cm" svg:x2="6.7cm" svg:y2="18.8cm" draw:start-shape="id3" draw:start-glue-point="7" draw:end-shape="id6" draw:end-glue-point="0" svg:d="M6696 18003v399h4v398" svg:viewBox="0 0 5 798">
          <text:p/>
        </draw:connector>
        <draw:custom-shape draw:style-name="gr9" draw:text-style-name="P5" xml:id="id8" draw:id="id8" draw:layer="layout" svg:width="2.8cm" svg:height="1.6cm" svg:x="5.3cm" svg:y="23.8cm">
          <text:p text:style-name="P1"><text:span text:style-name="T1">User-</text:span></text:p>
          <text:p text:style-name="P1"><text:span text:style-name="T1">password-</text:span></text:p>
          <text:p text:style-name="P1"><text:span text:style-name="T1">rese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5" xml:id="id10" draw:id="id10" draw:layer="layout" svg:width="2.775cm" svg:height="1.6cm" svg:x="10.55cm" svg:y="19cm">
          <text:p text:style-name="P1"><text:span text:style-name="T1">Key</text:span></text:p>
          <text:p text:style-name="P1"><text:span text:style-name="T1">genera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6.7cm" svg:y1="22.6cm" svg:x2="11.937cm" svg:y2="20.6cm" draw:start-shape="id7" draw:start-glue-point="6" draw:end-shape="id10" draw:end-glue-point="2" svg:d="M6700 22600v516h5237v-2516" svg:viewBox="0 0 5238 2517">
          <text:p/>
        </draw:connector>
        <draw:connector draw:style-name="gr2" draw:text-style-name="P2" xml:id="id12" draw:id="id12" draw:layer="layout" svg:x1="11.937cm" svg:y1="19cm" svg:x2="11.95cm" svg:y2="15.7cm" draw:start-shape="id10" draw:start-glue-point="0" draw:end-shape="id11" draw:end-glue-point="7" svg:d="M11937 19000v-1649h13v-1651" svg:viewBox="0 0 14 3301">
          <text:p/>
        </draw:connector>
        <draw:connector draw:style-name="gr2" draw:text-style-name="P2" draw:layer="layout" draw:line-skew="2.45cm -1.308cm" svg:x1="11.943cm" svg:y1="17.351cm" svg:x2="11.913cm" svg:y2="11.101cm" draw:start-shape="id12" draw:start-glue-point="0" draw:end-shape="id13" draw:end-glue-point="7" svg:d="M11943 17351h1786v-5251h-1816v-999" svg:viewBox="0 0 1817 6251">
          <text:p/>
        </draw:connector>
        <draw:connector draw:style-name="gr2" draw:text-style-name="P2" draw:layer="layout" svg:x1="10.75cm" svg:y1="9.601cm" svg:x2="6.999cm" svg:y2="9.599cm" draw:start-shape="id13" draw:start-glue-point="6" draw:end-shape="id14" draw:end-glue-point="0" svg:d="M10750 9601h-1797v-2h-1954" svg:viewBox="0 0 3752 3">
          <text:p/>
        </draw:connector>
        <draw:connector draw:style-name="gr2" draw:text-style-name="P2" xml:id="id5" draw:id="id5" draw:layer="layout" svg:x1="10.825cm" svg:y1="14.201cm" svg:x2="7.001cm" svg:y2="14.201cm" draw:start-shape="id11" draw:start-glue-point="6" draw:end-shape="id15" draw:end-glue-point="0" svg:d="M10825 14201h-3824" svg:viewBox="0 0 382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1:40:29.783000000</meta:creation-date>
    <dc:date>2019-03-08T16:27:26.922371500</dc:date>
    <meta:editing-duration>PT21H9M56S</meta:editing-duration>
    <meta:editing-cycles>9</meta:editing-cycles>
    <meta:generator>LibreOffice/6.0.7.3$Linux_X86_64 LibreOffice_project/00m0$Build-3</meta:generator>
    <meta:document-statistic meta:object-count="26"/>
  </office:meta>
</office:document-meta>
</file>